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underline-style="solid" style:text-underline-width="auto" style:text-underline-color="font-color" officeooo:rsid="001ef88b" officeooo:paragraph-rsid="001ef88b"/>
    </style:style>
    <style:style style:name="P2" style:family="paragraph" style:parent-style-name="Standard">
      <style:text-properties style:text-underline-style="none" officeooo:rsid="001ef88b" officeooo:paragraph-rsid="001ef88b"/>
    </style:style>
    <style:style style:name="P3" style:family="paragraph" style:parent-style-name="Standard">
      <style:text-properties style:text-underline-style="none" officeooo:rsid="0020f21e" officeooo:paragraph-rsid="0020f21e"/>
    </style:style>
    <style:style style:name="P4" style:family="paragraph" style:parent-style-name="Standard" style:list-style-name="L1">
      <style:text-properties style:text-underline-style="none" officeooo:rsid="002509e5" officeooo:paragraph-rsid="002509e5"/>
    </style:style>
    <style:style style:name="P5" style:family="paragraph" style:parent-style-name="Standard">
      <style:text-properties style:text-underline-style="none" officeooo:rsid="002509e5" officeooo:paragraph-rsid="002509e5"/>
    </style:style>
    <style:style style:name="P6" style:family="paragraph" style:parent-style-name="Standard" style:list-style-name="L2">
      <style:text-properties style:text-underline-style="none" officeooo:rsid="002509e5" officeooo:paragraph-rsid="002509e5"/>
    </style:style>
    <style:style style:name="P7" style:family="paragraph" style:parent-style-name="Standard" style:list-style-name="L1">
      <style:text-properties style:text-underline-style="none" officeooo:rsid="00267ef3" officeooo:paragraph-rsid="00267ef3"/>
    </style:style>
    <style:style style:name="P8" style:family="paragraph" style:parent-style-name="Standard" style:list-style-name="L1">
      <style:text-properties style:text-underline-style="none" officeooo:rsid="0026ca62" officeooo:paragraph-rsid="0026ca62"/>
    </style:style>
    <style:style style:name="P9" style:family="paragraph" style:parent-style-name="Standard" style:list-style-name="L1">
      <style:text-properties style:text-underline-style="none" officeooo:rsid="00271439" officeooo:paragraph-rsid="00271439"/>
    </style:style>
    <style:style style:name="P10" style:family="paragraph" style:parent-style-name="Standard">
      <style:text-properties officeooo:rsid="001ef88b" officeooo:paragraph-rsid="001ef88b"/>
    </style:style>
    <style:style style:name="P11" style:family="paragraph" style:parent-style-name="Standard">
      <style:text-properties officeooo:rsid="002509e5" officeooo:paragraph-rsid="002509e5"/>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officeooo:rsid="002509e5"/>
    </style:style>
    <style:style style:name="T5" style:family="text">
      <style:text-properties fo:font-weight="normal" style:font-weight-asian="normal" style:font-weight-complex="normal"/>
    </style:style>
    <style:style style:name="T6" style:family="text">
      <style:text-properties officeooo:rsid="0027143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Rosenfeld <text:span text:style-name="T4">et al.</text:span> (2018). “Computational Evaluation of B-Cell Clone Sizes in Bulk Populations”. <text:span text:style-name="T2">Front. Immunol. 9.</text:span></text:p>
      <text:p text:style-name="P10"/>
      <text:p text:style-name="P11">DOI: 10.3389/fimmu.2018.01472</text:p>
      <text:p text:style-name="P10"><text:span text:style-name="T1"/></text:p>
      <text:p text:style-name="P1">Key points:</text:p>
      <text:p text:style-name="P2"/>
      <text:list xml:id="list7073424016041114827" text:style-name="L1">
        <text:list-item>
          <text:p text:style-name="P4"><text:span text:style-name="T3">Measures of clone size, and clone-size distribution, are very important, but very sensitive</text:span> to many factors, including sampling depth and distribution. In most cases, it must be assumed that <text:span text:style-name="T3">the full clone-size distribution is under-sampled</text:span><text:span text:style-name="T5">.</text:span></text:p>
        </text:list-item>
        <text:list-item>
          <text:p text:style-name="P4">There are <text:span text:style-name="T3">many possible measures of clone size</text:span>, including sequence copies (total number of reads per clone), instances (total unique sequences per replicate, summed over all replicates), unique sequences (total unique sequences observed in any replicate), and simple presence/absence (species-richness clone-counting). </text:p>
        </text:list-item>
        <text:list-item>
          <text:p text:style-name="P4"><text:span text:style-name="T3">Lower-level size measures are more sensitive, but more prone to PCR/sequencing bias</text:span>; <text:span text:style-name="T3">higher-level measures are less prone to bias, but more influenced by sequencing errors</text:span> if the data are not corrected/filtered properly, and are <text:span text:style-name="T3">less sensitive</text:span> (more data needed to detect size/distribution differences). </text:p>
        </text:list-item>
        <text:list-item>
          <text:p text:style-name="P7">To reduce the impact of erroneous low-copy sequences on size measures, sequences with very low copy numbers can be <text:span text:style-name="T3">discarded</text:span>; to reduce the loss of genuine sequences during this process, <text:span text:style-name="T3">sequences detected in multiple replicates can be selectively retained</text:span>.</text:p>
        </text:list-item>
        <text:list-item>
          <text:p text:style-name="P7">An absolute stringency cutoff (e.g. 2 reads) will bias the data by <text:span text:style-name="T3">filtering shallower sequencing datasets with more stringency</text:span> (as <text:s/>the clone size required to reach the cutoff will be higher when there are fewer reads). Conversely, a relative cutoff (e.g. 10% of the median) will <text:span text:style-name="T3">vary in stringency depending on the clone-size distribution</text:span> and can be <text:span text:style-name="T3">skewed by very large clones</text:span>. <text:span text:style-name="T6">[NB: Absolute copy numbers also make more sense in UMI-tagged datasets, as a minimum number of reads per MIG is needed for error correction]</text:span></text:p>
        </text:list-item>
        <text:list-item>
          <text:p text:style-name="P7">A quick and simple metric of oligoclonality in a repertoire is the <text:span text:style-name="T3">D20</text:span> (or more generally, DN for some N), which is the <text:span text:style-name="T3">fraction of total copies</text:span> (here reads, but could also be unique sequences) assigned to the 20 largest clones. Healthy humans tend to have D20 &lt;= 2%, but lymphoma patients can have &gt;90%.</text:p>
        </text:list-item>
        <text:list-item>
          <text:p text:style-name="P7">Another useful measure is the <text:span text:style-name="T3">relative size of each clone compared to the next-smallest</text:span> clone; as a rough heuristic, a clone with a prevalence of &gt;= 5% and a relative size of at least 3 could indicate a problematic clonal expansion.</text:p>
        </text:list-item>
        <text:list-item>
          <text:p text:style-name="P7">When working with Hill diversities, it’s important to remember that you can <text:span text:style-name="T3">use any size metric you like</text:span>, and the spectra will differ depending on the size metric you choose (as will the ranking of largest clones).</text:p>
        </text:list-item>
        <text:list-item>
          <text:p text:style-name="P8">It is important to use <text:span text:style-name="T3">rarefaction analysis</text:span> to check that measures of diversity and overlap accurately reflect the complete repertoire. Rarefaction can be done <text:span text:style-name="T3">by</text:span> <text:span text:style-name="T3">individual</text:span> (e.g. by downsampling reads or unique sequences) or <text:span text:style-name="T3">by</text:span> <text:span text:style-name="T3">number of replicates/samples</text:span> within an individual. This can be used to determine clone-size thresholds for clonal overlap analysis <text:span text:style-name="T6">(e.g. with cosine similarity)</text:span>.</text:p>
        </text:list-item>
        <text:list-item>
          <text:p text:style-name="P9">A few quick <text:span text:style-name="T3">sanity checks</text:span> of Ig-Seq data quality are the <text:span text:style-name="T3">number of unique sequences</text:span> (should be &gt;1000), <text:span text:style-name="T3">number of clones</text:span> (&gt; 50) and <text:span text:style-name="T3">proportion of valid (i.e. V/J-assigned) or productive sequences</text:span> (apparently &gt;= 75% productive is best, though this seems high to me).</text:p>
        </text:list-item>
      </text:list>
      <text:p text:style-name="P5"/>
      <text:p text:style-name="P3">Connected to: ...</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4T09:58:11.331806418</meta:creation-date>
    <dc:date>2018-09-04T12:07:45.541604871</dc:date>
    <meta:editing-duration>PT18M27S</meta:editing-duration>
    <meta:editing-cycles>3</meta:editing-cycles>
    <meta:generator>LibreOffice/5.1.6.2$Linux_X86_64 LibreOffice_project/10m0$Build-2</meta:generator>
    <meta:document-statistic meta:table-count="0" meta:image-count="0" meta:object-count="0" meta:page-count="1" meta:paragraph-count="14" meta:word-count="511" meta:character-count="3237" meta:non-whitespace-character-count="2747"/>
  </office:meta>
</office:document-meta>
</file>